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07ed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“A Natural Generalization of Jeffrey Conditioning”</text:p>
      <text:p text:style-name="Standard">Stefan Lukits</text:p>
      <text:p text:style-name="Standard">University of British Columbia</text:p>
      <text:p text:style-name="Standard">20 22nd Avenue East</text:p>
      <text:p text:style-name="Standard">Vancouver BC <text:s/>V5V 1T4</text:p>
      <text:p text:style-name="Standard"><text:span text:style-name="T1">sediomyle</text:span>@<text:span text:style-name="T1">gmail.com</text:span></text:p>
      <text:p text:style-name="Standard">(604) 321-34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>
          <style:tab-stop style:position="1.27cm"/>
        </style:tab-stops>
      </style:paragraph-properties>
      <style:text-properties style:use-window-font-color="true" style:font-name="Calibri" style:font-name-asian="WenQuanYi Zen Hei" style:font-name-complex="Calibri1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CC</meta:initial-creator>
    <dc:creator>Stefan Lukits</dc:creator>
    <meta:editing-cycles>3</meta:editing-cycles>
    <meta:creation-date>2013-10-30T18:10:00</meta:creation-date>
    <dc:date>2014-08-13T07:26:23</dc:date>
    <meta:editing-duration>PT2S</meta:editing-duration>
    <meta:generator>LibreOffice/4.0.2.2$Linux_x86 LibreOffice_project/400m0$Build-2</meta:generator>
    <meta:document-statistic meta:table-count="0" meta:image-count="0" meta:object-count="0" meta:page-count="1" meta:paragraph-count="7" meta:word-count="23" meta:character-count="166" meta:non-whitespace-character-count="149"/>
    <meta:user-defined meta:name="AppVersion">12.0000</meta:user-defined>
    <meta:user-defined meta:name="Company">Vancouver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